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3c60b" officeooo:paragraph-rsid="0003c6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0:30:19.015271965</meta:creation-date>
    <dc:date>2019-01-29T10:30:45.377691315</dc:date>
    <meta:editing-duration>PT32S</meta:editing-duration>
    <meta:editing-cycles>2</meta:editing-cycles>
    <meta:generator>LibreOffice/5.1.6.2$Linux_x86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